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44b410" officeooo:paragraph-rsid="0644b410"/>
    </style:style>
    <style:style style:name="P5" style:family="paragraph" style:parent-style-name="Text_20_body">
      <style:text-properties officeooo:rsid="06456737" officeooo:paragraph-rsid="0650545b"/>
    </style:style>
    <style:style style:name="P6" style:family="paragraph" style:parent-style-name="Text_20_body">
      <style:text-properties officeooo:rsid="064af843" officeooo:paragraph-rsid="064af843"/>
    </style:style>
    <style:style style:name="P7" style:family="paragraph" style:parent-style-name="Text_20_body">
      <style:text-properties officeooo:rsid="064d7d1d" officeooo:paragraph-rsid="0655a2de"/>
    </style:style>
    <style:style style:name="P8" style:family="paragraph" style:parent-style-name="Text_20_body">
      <style:text-properties officeooo:rsid="06536ad2" officeooo:paragraph-rsid="06536ad2"/>
    </style:style>
    <style:style style:name="P9" style:family="paragraph" style:parent-style-name="Text_20_body">
      <style:text-properties fo:font-size="8pt" officeooo:rsid="0657b1f5" officeooo:paragraph-rsid="0657b1f5" style:font-size-asian="8pt" style:font-size-complex="8pt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639b00d" officeooo:paragraph-rsid="0639b00d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David CLM" officeooo:rsid="063da490" officeooo:paragraph-rsid="063da490" style:font-name-complex="David CLM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David CLM" officeooo:rsid="063da490" officeooo:paragraph-rsid="06411134" style:font-name-complex="David CLM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David CLM" officeooo:rsid="063da490" officeooo:paragraph-rsid="064205f2" style:font-name-complex="David CLM"/>
    </style:style>
    <style:style style:name="P14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438301" style:font-name-complex="Liberation Sans"/>
    </style:style>
    <style:style style:name="P15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587cfd" style:font-name-complex="Liberation Sans"/>
    </style:style>
    <style:style style:name="P16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59fff2" style:font-name-complex="Liberation Sans"/>
    </style:style>
    <style:style style:name="P17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621d46" style:font-name-complex="Liberation Sans"/>
    </style:style>
    <style:style style:name="P18" style:family="paragraph" style:parent-style-name="Text_20_body">
      <style:paragraph-properties fo:margin-top="0.0791in" fo:margin-bottom="0.1764in" loext:contextual-spacing="false"/>
      <style:text-properties officeooo:rsid="06587cfd" officeooo:paragraph-rsid="06587cfd"/>
    </style:style>
    <style:style style:name="P19" style:family="paragraph" style:parent-style-name="Text_20_body">
      <style:paragraph-properties fo:margin-top="0.0791in" fo:margin-bottom="0.1764in" loext:contextual-spacing="false"/>
      <style:text-properties officeooo:rsid="06587cfd" officeooo:paragraph-rsid="065fdf7e"/>
    </style:style>
    <style:style style:name="P20" style:family="paragraph" style:parent-style-name="Text_20_body">
      <style:paragraph-properties fo:margin-top="0.0791in" fo:margin-bottom="0.1764in" loext:contextual-spacing="false"/>
      <style:text-properties officeooo:rsid="06587cfd" officeooo:paragraph-rsid="066187f6"/>
    </style:style>
    <style:style style:name="P21" style:family="paragraph" style:parent-style-name="Text_20_body">
      <style:paragraph-properties fo:margin-top="0.0791in" fo:margin-bottom="0.1764in" loext:contextual-spacing="false"/>
      <style:text-properties style:font-name="David CLM" officeooo:rsid="05735d0c" officeooo:paragraph-rsid="065fdf7e" style:font-name-complex="Liberation Sans"/>
    </style:style>
    <style:style style:name="P22" style:family="paragraph" style:parent-style-name="Text_20_body">
      <style:paragraph-properties fo:margin-top="0.0791in" fo:margin-bottom="0.1764in" loext:contextual-spacing="false"/>
      <style:text-properties officeooo:rsid="065cfff8" officeooo:paragraph-rsid="065cfff8"/>
    </style:style>
    <style:style style:name="P23" style:family="paragraph" style:parent-style-name="Text_20_body">
      <style:paragraph-properties fo:margin-top="0.0791in" fo:margin-bottom="0.1764in" loext:contextual-spacing="false"/>
      <style:text-properties officeooo:rsid="065fdf7e" officeooo:paragraph-rsid="065fdf7e"/>
    </style:style>
    <style:style style:name="P24" style:family="paragraph" style:parent-style-name="Text_20_body">
      <style:paragraph-properties fo:margin-top="0.1189in" fo:margin-bottom="0.2161in" loext:contextual-spacing="false"/>
      <style:text-properties style:font-name="David CLM" officeooo:rsid="06621d46" officeooo:paragraph-rsid="06621d46" style:font-name-complex="David CLM"/>
    </style:style>
    <style:style style:name="P25" style:family="paragraph" style:parent-style-name="Heading_20_2">
      <style:text-properties officeooo:rsid="05735d0c" officeooo:paragraph-rsid="0608ccd7" style:font-name-complex="Liberation Sans"/>
    </style:style>
    <style:style style:name="P26" style:family="paragraph" style:parent-style-name="Text_20_body" style:list-style-name="L1">
      <style:paragraph-properties fo:margin-top="0in" fo:margin-bottom="0in" loext:contextual-spacing="false"/>
      <style:text-properties officeooo:rsid="0639b00d" officeooo:paragraph-rsid="0639b00d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officeooo:paragraph-rsid="0639b00d"/>
    </style:style>
    <style:style style:name="P28" style:family="paragraph" style:parent-style-name="Text_20_body" style:list-style-name="L1">
      <style:paragraph-properties fo:margin-top="0in" fo:margin-bottom="0in" loext:contextual-spacing="false"/>
      <style:text-properties style:font-name="David CLM" officeooo:rsid="063a92d6" officeooo:paragraph-rsid="063a92d6" style:font-name-complex="David CLM"/>
    </style:style>
    <style:style style:name="P29" style:family="paragraph" style:parent-style-name="Text_20_body">
      <style:paragraph-properties fo:margin-top="0in" fo:margin-bottom="0in" loext:contextual-spacing="false"/>
      <style:text-properties style:text-position="sub 58%" style:font-name="Liberation Sans" fo:font-size="8pt" fo:font-weight="normal" officeooo:rsid="0657b1f5" officeooo:paragraph-rsid="064205f2" style:font-size-asian="8pt" style:font-weight-asian="normal" style:font-name-complex="Liberation Sans" style:font-size-complex="8pt" style:font-weight-complex="normal"/>
    </style:style>
    <style:style style:name="P30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39b00d"/>
    </style:style>
    <style:style style:name="T5" style:family="text">
      <style:text-properties style:text-position="sub 58%" fo:font-weight="normal" officeooo:rsid="0639b00d" style:font-weight-asian="normal" style:font-weight-complex="normal"/>
    </style:style>
    <style:style style:name="T6" style:family="text">
      <style:text-properties style:text-position="sub 58%" style:font-name="Liberation Sans" fo:font-weight="normal" officeooo:rsid="0639b00d" style:font-weight-asian="normal" style:font-name-complex="Liberation Sans" style:font-weight-complex="normal"/>
    </style:style>
    <style:style style:name="T7" style:family="text">
      <style:text-properties style:font-name="Liberation Sans"/>
    </style:style>
    <style:style style:name="T8" style:family="text">
      <style:text-properties style:font-name="Liberation Sans" style:font-name-complex="Liberation Sans"/>
    </style:style>
    <style:style style:name="T9" style:family="text">
      <style:text-properties style:font-name="Liberation Sans" officeooo:rsid="0639b00d" style:font-name-complex="Liberation Sans"/>
    </style:style>
    <style:style style:name="T10" style:family="text">
      <style:text-properties style:font-name="Liberation Sans" officeooo:rsid="065ae7f4" style:font-name-complex="Liberation Sans"/>
    </style:style>
    <style:style style:name="T11" style:family="text">
      <style:text-properties officeooo:rsid="063c1717"/>
    </style:style>
    <style:style style:name="T12" style:family="text">
      <style:text-properties officeooo:rsid="063d6f21"/>
    </style:style>
    <style:style style:name="T13" style:family="text">
      <style:text-properties officeooo:rsid="06411134"/>
    </style:style>
    <style:style style:name="T14" style:family="text">
      <style:text-properties officeooo:rsid="064205f2"/>
    </style:style>
    <style:style style:name="T15" style:family="text">
      <style:text-properties officeooo:rsid="06438301"/>
    </style:style>
    <style:style style:name="T16" style:family="text">
      <style:text-properties officeooo:rsid="06456737"/>
    </style:style>
    <style:style style:name="T17" style:family="text">
      <style:text-properties officeooo:rsid="064805da"/>
    </style:style>
    <style:style style:name="T18" style:family="text">
      <style:text-properties officeooo:rsid="0648fb76"/>
    </style:style>
    <style:style style:name="T19" style:family="text">
      <style:text-properties officeooo:rsid="064d7d1d"/>
    </style:style>
    <style:style style:name="T20" style:family="text">
      <style:text-properties officeooo:rsid="0651c6b4"/>
    </style:style>
    <style:style style:name="T21" style:family="text">
      <style:text-properties officeooo:rsid="06536ad2"/>
    </style:style>
    <style:style style:name="T22" style:family="text">
      <style:text-properties officeooo:rsid="06587cfd"/>
    </style:style>
    <style:style style:name="T23" style:family="text">
      <style:text-properties officeooo:rsid="0659fff2"/>
    </style:style>
    <style:style style:name="T24" style:family="text">
      <style:text-properties officeooo:rsid="065cfff8"/>
    </style:style>
    <style:style style:name="T25" style:family="text">
      <style:text-properties fo:font-style="italic" officeooo:rsid="064205f2" style:font-style-asian="italic" style:font-style-complex="italic"/>
    </style:style>
    <style:style style:name="T26" style:family="text">
      <style:text-properties officeooo:rsid="065fdf7e"/>
    </style:style>
    <style:style style:name="T27" style:family="text">
      <style:text-properties officeooo:rsid="066187f6"/>
    </style:style>
    <style:style style:name="T28" style:family="text">
      <style:text-properties officeooo:rsid="06621d4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1">מטלה</text:span> –<text:span text:style-name="T2"> תקציב השתתפותי</text:span></text:h>
      <text:p text:style-name="P3">יש לענות על שאלה אחת לבחירתכם.</text:p>
      <text:p text:style-name="P25">שאלה <text:span text:style-name="T3">1: הקמת בתי-ספר באופן פרופורציונלי</text:span></text:p>
      <text:p text:style-name="P10">האוכלוסיה בעיר מסויימת בנויה באופן הבא:</text:p>
      <text:list xml:id="list2353055842" text:style-name="L1">
        <text:list-item>
          <text:p text:style-name="P26">יש n אזרחים בסה"כ, המחולקים לכמה מגזרים.</text:p>
        </text:list-item>
        <text:list-item>
          <text:p text:style-name="P27"><text:span text:style-name="T4">בכל מגזר i, מספר האזרחים הוא r</text:span><text:span text:style-name="T5">i</text:span><text:span text:style-name="T4">*n, כאשר r</text:span><text:span text:style-name="T5">i</text:span><text:span text:style-name="T4"> הוא מספר בין 0 ל-1 (השיעור היחסי של המגזר באוכלוסיה). קבוצות האזרחים בכל מגזר לא חופפות.</text:span></text:p>
        </text:list-item>
        <text:list-item>
          <text:p text:style-name="P28">כל מגזר רוצה שיקימו עבורו <text:span text:style-name="T7">B</text:span> בתי-ספר; <text:span text:style-name="T12">קבוצות בתי-הספר של המגזרים השונים לא חופפות.</text:span></text:p>
        </text:list-item>
        <text:list-item>
          <text:p text:style-name="P28">כמות הכסף בקופת העיר מספיקה להקמת <text:span text:style-name="T7">B</text:span> בתי-ספר <text:span text:style-name="T11">בלבד.</text:span></text:p>
        </text:list-item>
      </text:list>
      <text:p text:style-name="P11"/>
      <text:p text:style-name="P12">א. כיתבו <text:span text:style-name="T23">נוסחה</text:span> המתאר<text:span text:style-name="T23">ת</text:span> את כמות בתי-הספר של מגזר i שיתוקצבו ע"י אלגוריתם עזיז-לי-טלמון, כפונקציה של הפרמטרים: <text:s text:c="2"/><text:span text:style-name="T8"><text:s/>B</text:span><text:span text:style-name="T10"> <text:s/>, </text:span><text:span text:style-name="T8"><text:s text:c="2"/></text:span><text:span text:style-name="T9">r</text:span><text:span text:style-name="T6">i..</text:span></text:p>
      <text:p text:style-name="P12"/>
      <text:p text:style-name="P13"><text:span text:style-name="T13">ב</text:span>. <text:span text:style-name="T14">באילו תנאים (על </text:span><text:span text:style-name="T25">r</text:span><text:span text:style-name="T5">i</text:span><text:span text:style-name="T14">) האלגוריתם של עזיז-לי-טלמון מנצל את כל התקציב ללא שארית?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23T17:38:50.495324855</dc:date>
    <meta:editing-duration>P11DT22H15M</meta:editing-duration>
    <meta:editing-cycles>1460</meta:editing-cycles>
    <dc:creator>Erel Segal-Halevi</dc:creator>
    <meta:document-statistic meta:table-count="0" meta:image-count="0" meta:object-count="0" meta:page-count="1" meta:paragraph-count="12" meta:word-count="121" meta:character-count="656" meta:non-whitespace-character-count="544"/>
  </office:meta>
</office:document-meta>
</file>